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7aa4" officeooo:paragraph-rsid="00037aa4"/>
    </style:style>
    <style:style style:name="P2" style:family="paragraph" style:parent-style-name="Standard">
      <style:text-properties officeooo:rsid="0004421b" officeooo:paragraph-rsid="0004421b"/>
    </style:style>
    <style:style style:name="P3" style:family="paragraph" style:parent-style-name="Standard">
      <style:text-properties officeooo:rsid="0004e509" officeooo:paragraph-rsid="0004e509"/>
    </style:style>
    <style:style style:name="P4" style:family="paragraph" style:parent-style-name="Standard">
      <style:text-properties officeooo:rsid="000796e1" officeooo:paragraph-rsid="000796e1"/>
    </style:style>
    <style:style style:name="P5" style:family="paragraph" style:parent-style-name="Standard" style:list-style-name="L1">
      <style:text-properties officeooo:rsid="000796e1" officeooo:paragraph-rsid="000796e1"/>
    </style:style>
    <style:style style:name="P6" style:family="paragraph" style:parent-style-name="Standard" style:list-style-name="L1">
      <style:text-properties officeooo:rsid="0009e922" officeooo:paragraph-rsid="0009e922"/>
    </style:style>
    <style:style style:name="P7" style:family="paragraph" style:parent-style-name="Standard" style:list-style-name="L1">
      <style:text-properties officeooo:rsid="0004e509" officeooo:paragraph-rsid="000796e1"/>
    </style:style>
    <style:style style:name="P8" style:family="paragraph" style:parent-style-name="Standard" style:list-style-name="L1">
      <style:text-properties officeooo:rsid="000796e1" officeooo:paragraph-rsid="000796e1" fo:background-color="#fff200"/>
    </style:style>
    <style:style style:name="T1" style:family="text">
      <style:text-properties officeooo:rsid="0004e509"/>
    </style:style>
    <style:style style:name="T2" style:family="text">
      <style:text-properties officeooo:rsid="0009e922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miniproject</text:p>
      <text:p text:style-name="P1"/>
      <text:p text:style-name="P2">naming conventions</text:p>
      <text:p text:style-name="P2">latex source files in a seperate directory</text:p>
      <text:p text:style-name="P2">removal of commented out code</text:p>
      <text:p text:style-name="P3">python style? Look at pep8 – mine is a bit dense </text:p>
      <text:p text:style-name="P3">more compartmentalised, compact , general code</text:p>
      <text:p text:style-name="P3">commmands to delete output from previous runs</text:p>
      <text:p text:style-name="P3"/>
      <text:p text:style-name="P3">aicc, akaike weights?? </text:p>
      <text:p text:style-name="P3">figrues: </text:p>
      <text:p text:style-name="P3">http://abacus.</text:p>
      <text:p text:style-name="P3">bates.edu/~ganderso/biology/resources/writing/HTW_Guide_Table-Figures_9-30-08.pdf.</text:p>
      <text:p text:style-name="P4">Room for improvement <text:s/>in presentation style</text:p>
      <text:p text:style-name="P4">issues with analysis</text:p>
      <text:p text:style-name="P4">explain acronyms and also explain in methods(particularly AIC)</text:p>
      <text:p text:style-name="P3"/>
      <text:p text:style-name="P4"/>
      <text:p text:style-name="P4"/>
      <text:p text:style-name="P4"/>
      <text:list xml:id="list3859536135" text:style-name="L1">
        <text:list-item>
          <text:p text:style-name="P5">title</text:p>
          <text:list>
            <text:list-item>
              <text:p text:style-name="P5">RESULTS FOCUSSED</text:p>
            </text:list-item>
          </text:list>
        </text:list-item>
        <text:list-item>
          <text:p text:style-name="P5">abstract</text:p>
          <text:list>
            <text:list-item>
              <text:p text:style-name="P5">abstract needs to have same font size as rest </text:p>
            </text:list-item>
            <text:list-item>
              <text:p text:style-name="P6">flow not right, bit long</text:p>
            </text:list-item>
          </text:list>
        </text:list-item>
        <text:list-item>
          <text:p text:style-name="P5">intro</text:p>
          <text:list>
            <text:list-item>
              <text:p text:style-name="P5">lacks flow- <text:span text:style-name="T2">subsections not helping with flow</text:span></text:p>
            </text:list-item>
            <text:list-item>
              <text:p text:style-name="P5">be<text:span text:style-name="T1"> more explicit about opbjectives and hypothesis.</text:span></text:p>
            </text:list-item>
            <text:list-item>
              <text:p text:style-name="P6">Start more general and also dont start with a heading </text:p>
            </text:list-item>
          </text:list>
        </text:list-item>
        <text:list-item>
          <text:p text:style-name="P5">methods</text:p>
          <text:list>
            <text:list-item>
              <text:p text:style-name="P6">use \tt for packages??? </text:p>
            </text:list-item>
          </text:list>
        </text:list-item>
        <text:list-item>
          <text:p text:style-name="P5">results</text:p>
          <text:list>
            <text:list-item>
              <text:p text:style-name="P5">size of text in figures</text:p>
            </text:list-item>
            <text:list-item>
              <text:p text:style-name="P5">figure text legends</text:p>
            </text:list-item>
            <text:list-item>
              <text:p text:style-name="P8">units on figure axes labels</text:p>
            </text:list-item>
            <text:list-item>
              <text:p text:style-name="P6">size of figures</text:p>
            </text:list-item>
            <text:list-item>
              <text:p text:style-name="P6">insert vector graphics to avoid pixellation???</text:p>
            </text:list-item>
            <text:list-item>
              <text:p text:style-name="P7">figrues: ht<text:span text:style-name="T4">tp://abacus.bates.edu/~ganderso/biology/resources/writing/HTW_Guide_Table-Figures_9-30-08.pdf.</text:span></text:p>
            </text:list-item>
          </text:list>
        </text:list-item>
        <text:list-item>
          <text:p text:style-name="P5">discussion</text:p>
          <text:list>
            <text:list-item>
              <text:p text:style-name="P8">clearly answer objectives/hypotheses</text:p>
            </text:list-item>
          </text:list>
        </text:list-item>
        <text:list-item>
          <text:p text:style-name="P5">conclusion</text:p>
          <text:list>
            <text:list-item>
              <text:p text:style-name="P5">conclusion could be more detail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3:24:34.104684361</meta:creation-date>
    <dc:date>2020-08-15T02:19:52.598297635</dc:date>
    <meta:editing-duration>PT21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68" meta:character-count="1141" meta:non-whitespace-character-count="1023"/>
  </office:meta>
</office:document-meta>
</file>